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fo:font-weight="normal" officeooo:rsid="001bdc02" officeooo:paragraph-rsid="001bdc02" style:font-size-asian="42pt" style:font-weight-asian="normal" style:font-size-complex="4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48pt" style:text-underline-style="solid" style:text-underline-width="auto" style:text-underline-color="font-color" fo:font-weight="normal" officeooo:rsid="001bdc02" officeooo:paragraph-rsid="001bdc02" style:font-size-asian="42pt" style:font-weight-asian="normal" style:font-size-complex="4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dc02" officeooo:paragraph-rsid="001bdc0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fb54" officeooo:paragraph-rsid="001efb5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2246fb" officeooo:paragraph-rsid="002246fb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f8ac0" officeooo:paragraph-rsid="001efb54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normal" officeooo:rsid="002246fb" officeooo:paragraph-rsid="002246f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normal" officeooo:rsid="001bdc02" officeooo:paragraph-rsid="001bdc02" style:font-size-asian="21pt" style:font-weight-asian="normal" style:font-size-complex="24pt" style:font-weight-complex="normal"/>
    </style:style>
    <style:style style:name="P9" style:family="paragraph" style:parent-style-name="Standard">
      <style:text-properties fo:font-size="24pt" style:text-underline-style="solid" style:text-underline-width="auto" style:text-underline-color="font-color" fo:font-weight="normal" officeooo:rsid="002246fb" officeooo:paragraph-rsid="002246fb" style:font-size-asian="21pt" style:font-weight-asian="normal" style:font-size-complex="2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bdc02" officeooo:paragraph-rsid="001bdc02" style:font-size-asian="21pt" style:font-weight-asian="normal" style:font-size-complex="24pt" style:font-weight-complex="normal"/>
    </style:style>
    <style:style style:name="P11" style:family="paragraph" style:parent-style-name="Standard" style:list-style-name="L1">
      <style:text-properties fo:font-size="14pt" style:font-size-asian="14pt" style:font-size-complex="14pt"/>
    </style:style>
    <style:style style:name="P12" style:family="paragraph" style:parent-style-name="Standard" style:list-style-name="L1">
      <style:text-properties fo:font-size="14pt" fo:font-weight="bold" officeooo:rsid="001efb54" officeooo:paragraph-rsid="001efb54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text-properties fo:font-size="14pt" style:text-underline-style="none" fo:font-weight="bold" officeooo:rsid="00233f3b" officeooo:paragraph-rsid="00233f3b" style:font-size-asian="12.25pt" style:font-weight-asian="bold" style:font-size-complex="14pt" style:font-weight-complex="bold"/>
    </style:style>
    <style:style style:name="P14" style:family="paragraph" style:parent-style-name="Standard" style:list-style-name="L2">
      <style:text-properties fo:font-size="14pt" style:text-underline-style="none" fo:font-weight="bold" officeooo:rsid="0024d9a0" officeooo:paragraph-rsid="0024d9a0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bold" officeooo:rsid="0024d9a0" officeooo:paragraph-rsid="0024d9a0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none" fo:font-weight="bold" officeooo:rsid="002812cf" officeooo:paragraph-rsid="002812cf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d45b" officeooo:paragraph-rsid="0025d45b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24pt" style:text-underline-style="solid" style:text-underline-width="auto" style:text-underline-color="font-color" fo:font-weight="bold" officeooo:rsid="002970b1" officeooo:paragraph-rsid="002970b1" style:font-size-asian="21pt" style:font-weight-asian="bold" style:font-size-complex="24pt" style:font-weight-complex="bold"/>
    </style:style>
    <style:style style:name="P19" style:family="paragraph" style:parent-style-name="Standard">
      <style:text-properties fo:font-size="12pt" style:text-underline-style="none" fo:font-weight="bold" officeooo:rsid="002970b1" officeooo:paragraph-rsid="002970b1" style:font-size-asian="10.5pt" style:font-weight-asian="bold" style:font-size-complex="12pt" style:font-weight-complex="bold"/>
    </style:style>
    <style:style style:name="P20" style:family="paragraph" style:parent-style-name="Standard" style:list-style-name="L3">
      <style:text-properties fo:font-size="12pt" style:text-underline-style="none" fo:font-weight="bold" officeooo:rsid="002970b1" officeooo:paragraph-rsid="002970b1" style:font-size-asian="10.5pt" style:font-weight-asian="bold" style:font-size-complex="12pt" style:font-weight-complex="bold"/>
    </style:style>
    <style:style style:name="T1" style:family="text">
      <style:text-properties officeooo:rsid="001d65e5"/>
    </style:style>
    <style:style style:name="T2" style:family="text">
      <style:text-properties officeooo:rsid="001e61e0"/>
    </style:style>
    <style:style style:name="T3" style:family="text">
      <style:text-properties officeooo:rsid="001efb5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fb5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fb54" style:font-weight-asian="normal" style:font-weight-complex="normal"/>
    </style:style>
    <style:style style:name="T8" style:family="text">
      <style:text-properties fo:font-weight="normal" officeooo:rsid="001f8ac0" style:font-weight-asian="normal" style:font-weight-complex="normal"/>
    </style:style>
    <style:style style:name="T9" style:family="text">
      <style:text-properties fo:font-weight="normal" officeooo:rsid="0025d45b" style:font-weight-asian="normal" style:font-weight-complex="normal"/>
    </style:style>
    <style:style style:name="T10" style:family="text">
      <style:text-properties fo:font-weight="normal" officeooo:rsid="00264d27" style:font-weight-asian="normal" style:font-weight-complex="normal"/>
    </style:style>
    <style:style style:name="T11" style:family="text">
      <style:text-properties fo:font-weight="normal" officeooo:rsid="002812cf" style:font-weight-asian="normal" style:font-weight-complex="normal"/>
    </style:style>
    <style:style style:name="T12" style:family="text">
      <style:text-properties fo:font-weight="normal" officeooo:rsid="002970b1" style:font-weight-asian="normal" style:font-weight-complex="normal"/>
    </style:style>
    <style:style style:name="T13" style:family="text">
      <style:text-properties fo:font-weight="normal" officeooo:rsid="00299a1a" style:font-weight-asian="normal" style:font-weight-complex="normal"/>
    </style:style>
    <style:style style:name="T14" style:family="text">
      <style:text-properties style:text-underline-style="none" fo:font-weight="bold" officeooo:rsid="001efb54" style:font-weight-asian="bold" style:font-weight-complex="bold"/>
    </style:style>
    <style:style style:name="T15" style:family="text">
      <style:text-properties officeooo:rsid="001f8ac0"/>
    </style:style>
    <style:style style:name="T16" style:family="text">
      <style:text-properties officeooo:rsid="00233f3b"/>
    </style:style>
    <style:style style:name="T17" style:family="text">
      <style:text-properties officeooo:rsid="0025d45b"/>
    </style:style>
    <style:style style:name="T18" style:family="text">
      <style:text-properties officeooo:rsid="00264d27"/>
    </style:style>
    <style:style style:name="T19" style:family="text">
      <style:text-properties officeooo:rsid="002812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s</text:p>
      <text:p text:style-name="P2"/>
      <text:p text:style-name="P3">Los datos que necesitan ser preservados deben residir en archivos, estos no pueden residir en memoria RAM sino que deben estar en dispositivos de almacenamiento permanente, por ejemplo discos rígidos.</text:p>
      <text:p text:style-name="P3"/>
      <text:p text:style-name="P3"/>
      <text:p text:style-name="P8">Definición</text:p>
      <text:p text:style-name="P10"/>
      <text:p text:style-name="P3">Un archivo <text:span text:style-name="T1">es una estructura de datos </text:span><text:span text:style-name="T2">homogénea </text:span><text:span text:style-name="T1">que recopila una colección de elementos del mismo tipo </text:span><text:span text:style-name="T2">el cual</text:span><text:span text:style-name="T1"> se almacenará en un dispositivo secundario </text:span><text:span text:style-name="T3">(</text:span><text:span text:style-name="T5">se dice dispositivo secundario a cualquier almacenamiento que no sea una memoria RAM</text:span><text:span text:style-name="T3">)</text:span><text:span text:style-name="T1"> de una computadora. </text:span><text:span text:style-name="T2">Los archivos se caracterizan por el crecimiento (incorporación de nuevos elementos) y las modificaciones (alterar datos o quitarlos).</text:span></text:p>
      <text:p text:style-name="P3"/>
      <text:p text:style-name="P4">Existen <text:span text:style-name="T4">dos</text:span> diferencias entre las estructuras de datos que residen en <text:span text:style-name="T4">memoria RAM</text:span> y las que residen en <text:span text:style-name="T4">almacenamiento secundario</text:span></text:p>
      <text:p text:style-name="P17">o</text:p>
      <text:list text:style-name="L1">
        <text:list-item>
          <text:p text:style-name="P11"><text:span text:style-name="T14">Capacidad:</text:span> <text:span text:style-name="T3">la </text:span><text:span text:style-name="T5">memoria RAM</text:span><text:span text:style-name="T7"> tiene capacidad de almacenamiento más limitada que un </text:span><text:span text:style-name="T5">disco rígido </text:span><text:span text:style-name="T7">(entre otro ejemplos de almacenamiento secundario).</text:span></text:p>
        </text:list-item>
        <text:list-item>
          <text:p text:style-name="P12">Tiempo de acceso<text:span text:style-name="T6">: la </text:span>memoria RAM<text:span text:style-name="T6"> mide su tiempo de acceso en nanosegundos </text:span><text:span text:style-name="T8">y el </text:span><text:span text:style-name="T15">disco rígido</text:span><text:span text:style-name="T8"> lo hace en milisegundos.</text:span></text:p>
        </text:list-item>
      </text:list>
      <text:p text:style-name="P6"/>
      <text:p text:style-name="P6"/>
      <text:p text:style-name="P9">Administración de archivos</text:p>
      <text:p text:style-name="P7"/>
      <text:p text:style-name="P7"/>
      <text:p text:style-name="P5">Se distinguen dos conceptos <text:span text:style-name="T16">a tener en cuenta:</text:span></text:p>
      <text:p text:style-name="P5"/>
      <text:list text:style-name="L2">
        <text:list-item>
          <text:p text:style-name="P13"><text:span text:style-name="T17">Archivo</text:span> físic<text:span text:style-name="T17">o</text:span>:<text:span text:style-name="T6"> </text:span><text:span text:style-name="T9">es el archivo que se guarda en la memoria secundaria y es administrado por el </text:span><text:span text:style-name="T18">s</text:span><text:span text:style-name="T17">istema </text:span><text:span text:style-name="T18">o</text:span><text:span text:style-name="T17">perativo</text:span><text:span text:style-name="T9">.</text:span></text:p>
        </text:list-item>
        <text:list-item>
          <text:p text:style-name="P14"><text:span text:style-name="T17">Archivo</text:span> lógic<text:span text:style-name="T17">o</text:span>:<text:span text:style-name="T6"> </text:span><text:span text:style-name="T9">cuando el algoritmo necesita operar con un archivo, genera una conexión </text:span><text:span text:style-name="T10">con el sistema operativo, el cual será el responsable de la administración. </text:span><text:span text:style-name="T11">Este tipo de acción se denomina </text:span><text:span text:style-name="T19">independencia física</text:span><text:span text:style-name="T11">.</text:span></text:p>
        </text:list-item>
      </text:list>
      <text:p text:style-name="P15"><text:span text:style-name="T11"/></text:p>
      <text:p text:style-name="P16"><text:soft-page-break/><text:span text:style-name="T6">Antes que el programa pueda operar sobre un archivo, el sistema operativo debe recibir instrucciones parahacer un enlace entre</text:span> nombre lógico<text:span text:style-name="T6"> utilizará el algoritmo y el </text:span>archivo físico<text:span text:style-name="T6">.</text:span></text:p>
      <text:p text:style-name="P16"><text:span text:style-name="T12"/></text:p>
      <text:p text:style-name="P16"><text:span text:style-name="T12"/></text:p>
      <text:p text:style-name="P18"><text:span text:style-name="T6">Tipo de archivos</text:span></text:p>
      <text:p text:style-name="P18"><text:span text:style-name="T6"/></text:p>
      <text:p text:style-name="P19"><text:span text:style-name="T6">Es posible definir el tipo de archivo por la información, la estructura de información que contiene o por la organización física del mismo en el dispositivo de memoria secundaria. Puede contener:</text:span></text:p>
      <text:p text:style-name="P19"><text:span text:style-name="T6"/></text:p>
      <text:list text:style-name="L3">
        <text:list-item>
          <text:p text:style-name="P20"><text:span text:style-name="T6">Tipos de dato simple → homogéneo: entero, real, carácter.</text:span></text:p>
        </text:list-item>
        <text:list-item>
          <text:p text:style-name="P20"><text:span text:style-name="T6">Tipos de dato compuesto → heterogéneo: registro.</text:span></text:p>
        </text:list-item>
      </text:list>
      <text:p text:style-name="P19"><text:span text:style-name="T6"/></text:p>
      <text:p text:style-name="P19"><text:span text:style-name="T6">Se infiere que un archivo contiene elementos del mismo tipo por lo que lo convierte en una estructura homogénea de datos. </text:span><text:span text:style-name="T13">Cuando un archivo se genera a partir de registros, estos poseen longitud fija (suma de la longitudes de los campos que los componen), se denomina archivo de longitud fija y predecible de los elementos de datos que contien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2:32:34.939722300</meta:creation-date>
    <dc:date>2026-03-12T21:38:14.427354089</dc:date>
    <meta:editing-duration>PT1H23M4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18" meta:word-count="359" meta:character-count="2253" meta:non-whitespace-character-count="1918"/>
  </office:meta>
</office:document-meta>
</file>